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Heading_20_2" style:master-page-name="Standard">
      <style:paragraph-properties style:page-number="auto"/>
    </style:style>
    <style:style style:name="P4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bookmark-start text:name="_Toc453543628"/>Swiss GAAP FER<text:bookmark-end text:name="_Toc453543628"/></text:h>
      <text:p text:style-name="P2"/>
      <text:p text:style-name="P2">Die Swiss GAAP FER ist der nationale Standard für Firmen, die hauptsächlich in der Schweiz tätig sind.</text:p>
      <text:p text:style-name="P2">Sie fokussiert sich auf die Rechnungslegung kleiner und mittelgrosser Organisationen und Unternehmensgruppen, wie auch Non-Profit-Organisationen (WWF,GREEN PEACE), Personalvorsorgeeinrichtungen, Versicherungsunternehmen, Gebäude- und Krankenversicherer. </text:p>
      <text:p text:style-name="P2">Die Swiss GAAP FER stellt ein Gerüst für eine aussagekräftige Rechnungslegung bereit, das tatsächliche Verhältnis der Vermögens-, Finanz- und Ertragslage vermittelt. Gleichzeitig soll die Kommunikation mit Investoren, Banken und anderen interessierten Kreisen gefördert werden. Zudem hat man eine Vergleichbarkeit der Jahresrechnung der Organisationen.</text:p>
      <text:h text:style-name="Heading_20_2" text:outline-level="2"><text:bookmark-start text:name="_Toc453543629"/>IFRS<text:bookmark-end text:name="_Toc453543629"/></text:h>
      <text:p text:style-name="P2">Die Zielsetzung der IFRS ist, ein einheitliches Regelwerk mit hochwertiger, verständlicher, durchsetzbarer und weltweit anerkannter Rechnungslegungsstandards, auf klar formulierten Grundsätzen basieren.</text:p>
      <text:p text:style-name="P2">Grundsätzlich will man mit dem IFRS- Standard will man die Transparenz zwischen den Investoren und den anderen Marktteilnehmern gewährleisten, so wie den Informationsaustausch zwischen den Parteien zu fördern. <text:s/></text:p>
      <text:h text:style-name="Heading_20_2" text:outline-level="2"><text:bookmark-start text:name="_Toc453543630"/>US GAAP<text:bookmark-end text:name="_Toc453543630"/></text:h>
      <text:p text:style-name="P2">Die US GAAP (United States Generally Accepted Accountig Principles) <text:s/>sind die Grundsätze der ordnungsgemäßen Buchführung in den Vereinigten Staaten. Das Ziel der US GAAP ist die Bereitstellung von entscheidungsrelevanten Informationen für die bestehenden und potentiellen Investor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1d1d1" draw:end-color="#c7c7c7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text-properties style:language-asian="de" style:country-asian="D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2pt"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2pt"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ize="12pt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2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0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6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3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7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Mündliche End-Prüfung<text:tab/>11.06.2016<text:tab/>Vanja Kozarevic</text:p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ja Kozarevic</meta:initial-creator>
    <meta:editing-cycles>10</meta:editing-cycles>
    <meta:creation-date>2016-06-11T10:09:00</meta:creation-date>
    <dc:date>2017-01-28T13:00:30.144000000</dc:date>
    <meta:editing-duration>PT5M28S</meta:editing-duration>
    <meta:generator>LibreOffice/5.2.4.2$Windows_x86 LibreOffice_project/3d5603e1122f0f102b62521720ab13a38a4e0eb0</meta:generator>
    <meta:document-statistic meta:table-count="0" meta:image-count="0" meta:object-count="0" meta:page-count="1" meta:paragraph-count="11" meta:word-count="179" meta:character-count="1479" meta:non-whitespace-character-count="13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